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align="start" style:justify-single-word="false" fo:text-indent="0in" style:auto-text-indent="false" style:shadow="none"/>
      <style:text-properties fo:font-weight="bold" officeooo:rsid="0013f2a7" officeooo:paragraph-rsid="00157aba"/>
    </style:style>
    <style:style style:name="P2" style:family="paragraph" style:parent-style-name="Text_20_body">
      <style:paragraph-properties fo:margin-left="0in" fo:margin-right="0in" fo:text-align="start" style:justify-single-word="false" fo:text-indent="0in" style:auto-text-indent="false" style:shadow="none"/>
      <style:text-properties fo:font-weight="bold" officeooo:rsid="0013f2a7" officeooo:paragraph-rsid="0011011e"/>
    </style:style>
    <style:style style:name="P3" style:family="paragraph" style:parent-style-name="Text_20_body">
      <style:paragraph-properties fo:margin-left="0in" fo:margin-right="0in" fo:text-align="start" style:justify-single-word="false" fo:text-indent="0in" style:auto-text-indent="false" style:shadow="none"/>
      <style:text-properties fo:font-weight="normal" officeooo:rsid="0011011e" officeooo:paragraph-rsid="0011011e" style:font-weight-asian="normal" style:font-weight-complex="normal"/>
    </style:style>
    <style:style style:name="P4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 style:shadow="none"/>
      <style:text-properties fo:font-weight="normal" officeooo:rsid="000300a3" officeooo:paragraph-rsid="0017273a"/>
    </style:style>
    <style:style style:name="P5" style:family="paragraph" style:parent-style-name="Text_20_body">
      <style:paragraph-properties style:shadow="none"/>
      <style:text-properties fo:color="#666666" fo:font-weight="bold" officeooo:rsid="0013023f" officeooo:paragraph-rsid="0013023f"/>
    </style:style>
    <style:style style:name="P6" style:family="paragraph" style:parent-style-name="Text_20_body">
      <style:paragraph-properties style:shadow="none"/>
      <style:text-properties fo:color="#666666" fo:font-weight="bold" officeooo:rsid="000300a3" officeooo:paragraph-rsid="000300a3"/>
    </style:style>
    <style:style style:name="P7" style:family="paragraph" style:parent-style-name="Text_20_body">
      <style:paragraph-properties style:shadow="none"/>
      <style:text-properties fo:font-weight="bold" officeooo:rsid="0013f2a7" officeooo:paragraph-rsid="0017273a"/>
    </style:style>
    <style:style style:name="P8" style:family="paragraph" style:parent-style-name="Text_20_body">
      <style:paragraph-properties fo:break-before="column" style:shadow="none"/>
      <style:text-properties fo:font-weight="normal" officeooo:rsid="0013f2a7" officeooo:paragraph-rsid="00157aba"/>
    </style:style>
    <style:style style:name="P9" style:family="paragraph" style:parent-style-name="Heading_20_1">
      <style:paragraph-properties style:shadow="none"/>
      <style:text-properties officeooo:rsid="000300a3" officeooo:paragraph-rsid="000300a3"/>
    </style:style>
    <style:style style:name="P10" style:family="paragraph" style:parent-style-name="Heading_20_3">
      <style:paragraph-properties fo:padding="0.0201in" fo:border-left="none" fo:border-right="none" fo:border-top="0.06pt solid #000000" fo:border-bottom="0.06pt solid #000000" style:shadow="none"/>
    </style:style>
    <style:style style:name="P11" style:family="paragraph" style:parent-style-name="Heading_20_3">
      <style:paragraph-properties fo:padding="0.0201in" fo:border-left="none" fo:border-right="none" fo:border-top="0.06pt solid #000000" fo:border-bottom="0.06pt solid #000000" style:shadow="none"/>
      <style:text-properties fo:color="#666666" fo:font-weight="bold" officeooo:rsid="00064c7b" officeooo:paragraph-rsid="00064c7b"/>
    </style:style>
    <style:style style:name="P12" style:family="paragraph" style:parent-style-name="Heading_20_3">
      <style:paragraph-properties fo:padding="0.0201in" fo:border-left="none" fo:border-right="none" fo:border-top="0.06pt solid #000000" fo:border-bottom="0.06pt solid #000000" style:shadow="none"/>
      <style:text-properties officeooo:rsid="0020bee8" officeooo:paragraph-rsid="0020bee8"/>
    </style:style>
    <style:style style:name="P13" style:family="paragraph" style:parent-style-name="Heading_20_3">
      <style:paragraph-properties fo:break-before="column" fo:padding="0.0201in" fo:border-left="none" fo:border-right="none" fo:border-top="0.06pt solid #000000" fo:border-bottom="0.06pt solid #000000" style:shadow="none"/>
    </style:style>
    <style:style style:name="P14" style:family="paragraph" style:parent-style-name="Text_20_body" style:list-style-name="L1">
      <style:paragraph-properties style:shadow="none"/>
      <style:text-properties fo:font-size="11pt" officeooo:rsid="0013f2a7" officeooo:paragraph-rsid="0003acdc" style:font-size-asian="11pt" style:font-size-complex="11pt"/>
    </style:style>
    <style:style style:name="P15" style:family="paragraph" style:parent-style-name="Text_20_body" style:list-style-name="L1">
      <style:paragraph-properties style:shadow="none"/>
      <style:text-properties fo:font-size="11pt" fo:font-weight="normal" officeooo:rsid="0013f2a7" officeooo:paragraph-rsid="0003acdc" style:font-size-asian="11pt" style:font-size-complex="11pt"/>
    </style:style>
    <style:style style:name="P16" style:family="paragraph" style:parent-style-name="Text_20_body" style:list-style-name="L1">
      <style:paragraph-properties style:shadow="none"/>
      <style:text-properties fo:font-size="11pt" fo:font-weight="normal" officeooo:rsid="0011fd4d" officeooo:paragraph-rsid="0011fd4d" style:font-size-asian="11pt" style:font-size-complex="11pt"/>
    </style:style>
    <style:style style:name="P17" style:family="paragraph" style:parent-style-name="Text_20_body" style:list-style-name="L1">
      <style:paragraph-properties style:shadow="none"/>
      <style:text-properties fo:font-variant="normal" fo:text-transform="none" style:font-name="Liberation Serif" fo:font-size="11pt" fo:letter-spacing="normal" fo:font-style="normal" fo:font-weight="normal" officeooo:rsid="0003acdc" officeooo:paragraph-rsid="000d40f3" style:font-size-asian="11pt" style:font-size-complex="11pt"/>
    </style:style>
    <style:style style:name="P18" style:family="paragraph" style:parent-style-name="Text_20_body" style:list-style-name="L2">
      <style:paragraph-properties style:shadow="none"/>
      <style:text-properties officeooo:rsid="0003bc9f" officeooo:paragraph-rsid="0003bc9f"/>
    </style:style>
    <style:style style:name="P19" style:family="paragraph" style:parent-style-name="Text_20_body" style:list-style-name="L2">
      <style:paragraph-properties style:shadow="none"/>
      <style:text-properties officeooo:rsid="000b536c" officeooo:paragraph-rsid="000b536c"/>
    </style:style>
    <style:style style:name="P20" style:family="paragraph" style:parent-style-name="Text_20_body" style:list-style-name="L2">
      <style:paragraph-properties style:shadow="none"/>
      <style:text-properties officeooo:rsid="0011fd4d" officeooo:paragraph-rsid="0011fd4d"/>
    </style:style>
    <style:style style:name="P21" style:family="paragraph" style:parent-style-name="Text_20_body" style:list-style-name="L2">
      <style:paragraph-properties style:shadow="none"/>
      <style:text-properties officeooo:rsid="000cba41" officeooo:paragraph-rsid="000cba41"/>
    </style:style>
    <style:style style:name="P22" style:family="paragraph" style:parent-style-name="Text_20_body">
      <style:paragraph-properties fo:margin-left="0in" fo:margin-right="0in" fo:text-indent="0in" style:auto-text-indent="false" style:shadow="none"/>
      <style:text-properties officeooo:paragraph-rsid="0017194d"/>
    </style:style>
    <style:style style:name="P23" style:family="paragraph">
      <loext:graphic-properties draw:fill="none" draw:fill-color="#ffffff"/>
      <style:paragraph-properties style:writing-mode="lr-tb"/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/>
    </style:style>
    <style:style style:name="T2" style:family="text">
      <style:text-properties fo:font-weight="normal" officeooo:rsid="0013f2a7"/>
    </style:style>
    <style:style style:name="T3" style:family="text">
      <style:text-properties fo:font-weight="normal" officeooo:rsid="0017273a"/>
    </style:style>
    <style:style style:name="T4" style:family="text">
      <style:text-properties fo:font-weight="normal" officeooo:rsid="000300a3" style:font-weight-asian="normal" style:font-weight-complex="normal"/>
    </style:style>
    <style:style style:name="T5" style:family="text">
      <style:text-properties fo:font-weight="normal" officeooo:rsid="000300a3"/>
    </style:style>
    <style:style style:name="T6" style:family="text">
      <style:text-properties fo:font-weight="normal" officeooo:rsid="0011fd4d"/>
    </style:style>
    <style:style style:name="T7" style:family="text">
      <style:text-properties officeooo:rsid="0017273a"/>
    </style:style>
    <style:style style:name="T8" style:family="text">
      <style:text-properties fo:font-weight="bold" officeooo:rsid="0013f2a7"/>
    </style:style>
    <style:style style:name="T9" style:family="text">
      <style:text-properties fo:font-weight="bold" officeooo:rsid="000300a3"/>
    </style:style>
    <style:style style:name="T10" style:family="text">
      <style:text-properties fo:font-weight="bold" officeooo:rsid="0017194d"/>
    </style:style>
    <style:style style:name="T11" style:family="text">
      <style:text-properties officeooo:rsid="000300a3"/>
    </style:style>
    <style:style style:name="T12" style:family="text">
      <style:text-properties officeooo:rsid="0003bc9f"/>
    </style:style>
    <style:style style:name="T13" style:family="text">
      <style:text-properties officeooo:rsid="000cba41"/>
    </style:style>
    <style:style style:name="T14" style:family="text">
      <style:text-properties officeooo:rsid="000d1566"/>
    </style:style>
    <style:style style:name="T15" style:family="text">
      <style:text-properties officeooo:rsid="000d40f3"/>
    </style:style>
    <style:style style:name="T16" style:family="text">
      <style:text-properties officeooo:rsid="0011011e"/>
    </style:style>
    <style:style style:name="T17" style:family="text">
      <style:text-properties style:font-name="Liberation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style:font-name="Liberation Serif" fo:font-size="12pt" fo:font-style="normal" fo:font-weight="normal" style:font-style-asian="normal" style:font-weight-asian="normal" style:font-style-complex="normal" style:font-weight-complex="normal"/>
    </style:style>
    <style:style style:name="Sect1" style:family="section">
      <style:section-properties text:dont-balance-text-columns="false" style:editable="false">
        <style:columns fo:column-count="2">
          <style:column style:rel-width="4342*" fo:start-indent="0in" fo:end-indent="0in"/>
          <style:column style:rel-width="2174*" fo:start-indent="0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.34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Erika Hernandez</text:h>
      <text:p text:style-name="P6">West Jordan, Utah </text:p>
      <text:p text:style-name="P5">(<text:span text:style-name="T11">801</text:span>) <text:span text:style-name="T11">259</text:span> <text:span text:style-name="T11">2236</text:span></text:p>
      <text:p text:style-name="P5"><text:span text:style-name="T11">erikadez2</text:span>@<text:span text:style-name="T11">yahoo</text:span>.com<text:line-break/>linkedin.com/erikahernandez801</text:p>
      <text:h text:style-name="P11" text:outline-level="3"><draw:frame text:anchor-type="paragraph" draw:z-index="0" draw:name="Shape1" draw:style-name="gr1" draw:text-style-name="P23" svg:width="2.115in" svg:height="2.3441in" svg:x="-0.0165in" svg:y="0.5772in"><draw:text-box><text:p><text:span text:style-name="T17">Network &amp; System Admin </text:span></text:p><text:p><text:span text:style-name="T18"/></text:p><text:p><text:span text:style-name="T17">Network Routing &amp; Switching </text:span></text:p><text:p><text:span text:style-name="T17"/></text:p><text:p><text:span text:style-name="T17">NSE 3 Network Security Associate- Fortinet </text:span></text:p></draw:text-box></draw:frame>Certificates <text:tab/><text:tab/><text:tab/></text:h>
      <text:h text:style-name="P13" text:outline-level="3">Education</text:h>
      <text:p text:style-name="P22"><text:span text:style-name="T9">BS in Computer Science: Network Management Technology /</text:span><text:span text:style-name="T10">Cyber Security </text:span><text:span text:style-name="T8"><text:line-break/></text:span><text:span text:style-name="T4">Weber </text:span><text:span text:style-name="T2">University, </text:span><text:span text:style-name="T5">April</text:span><text:span text:style-name="T2"> 20</text:span><text:span text:style-name="T5">22</text:span></text:p>
      <text:p text:style-name="P4"/>
      <text:p text:style-name="P7"><text:span text:style-name="T11">A</text:span><text:span text:style-name="T7">S in </text:span><text:span text:style-name="T11">Computer Science &amp; Information System <text:s/></text:span><text:span text:style-name="T3"><text:line-break/></text:span><text:span text:style-name="T5">Salt Lake Community</text:span><text:span text:style-name="T3"> College, </text:span><text:span text:style-name="T5">December</text:span><text:span text:style-name="T3"> 20</text:span><text:span text:style-name="T5">20</text:span></text:p>
      <text:h text:style-name="P12" text:outline-level="3">Experience</text:h>
      <text:section text:style-name="Sect1" text:name="Section1">
        <text:p text:style-name="P1">I<text:span text:style-name="T13">T</text:span> <text:span text:style-name="T16">System Administrator</text:span><text:line-break/><text:span text:style-name="T5">MRM</text:span></text:p>
        <text:p text:style-name="P8"><text:span text:style-name="T16">Present</text:span> – <text:span text:style-name="T14">Feb 2022</text:span> </text:p>
      </text:section>
      <text:list xml:id="list4189817003" text:style-name="L1">
        <text:list-item>
          <text:p text:style-name="P15">Maintaining and provide support for both Windows and Mac operating systems.</text:p>
        </text:list-item>
        <text:list-item>
          <text:p text:style-name="P14"><text:span text:style-name="T1">Windows </text:span><text:span text:style-name="T6">Server </text:span><text:span text:style-name="T1">2012, 2019 patching, security and </text:span><text:span text:style-name="T6">compliance </text:span></text:p>
        </text:list-item>
        <text:list-item>
          <text:p text:style-name="P15"><text:s/>Utilize systems such as Exchange, Active Directory, Jira, Confluence, Symantec, and others in order to support agency requirements.</text:p>
        </text:list-item>
        <text:list-item>
          <text:p text:style-name="P16">Server room clean up, configure AP’s </text:p>
        </text:list-item>
      </text:list>
      <text:section text:style-name="Sect1" text:name="Section2">
        <text:p text:style-name="P2"><text:span text:style-name="T15">IT </text:span>Support Specialist Supervisor </text:p>
        <text:p text:style-name="P3">Head Start Utah Chapter </text:p>
        <text:p text:style-name="P8"><text:span text:style-name="T16">Apr</text:span> 20<text:span text:style-name="T15">2</text:span><text:span text:style-name="T16">1</text:span> – <text:span text:style-name="T16">Feb 2022</text:span> </text:p>
      </text:section>
      <text:list xml:id="list111304444901685" text:continue-numbering="true" text:style-name="L1">
        <text:list-item>
          <text:p text:style-name="P17"><text:s/>Oversees the day to days of the company, budgeting, and hiring employees. Along with operations of the IT department for the agency. </text:p>
        </text:list-item>
        <text:list-item>
          <text:p text:style-name="P17"><text:s text:c="4"/>Monitor service desk for tickets, troubleshooting systems, hardware, and software, installing, configuring, modifying, maintaining, and troubleshooting existing equipment and applications. </text:p>
        </text:list-item>
      </text:list>
      <text:h text:style-name="P10" text:outline-level="3">Skills <text:tab/><text:tab/><text:tab/><text:tab/> <text:s/><text:span text:style-name="T12">Experience </text:span></text:h>
      <text:section text:style-name="Sect2" text:name="Section3">
        <text:list xml:id="list3002319581" text:style-name="L2">
          <text:list-item>
            <text:p text:style-name="P18">Communication, Writing <text:s/></text:p>
          </text:list-item>
          <text:list-item>
            <text:p text:style-name="P18">Leadership, Listening <text:s/></text:p>
          </text:list-item>
          <text:list-item>
            <text:p text:style-name="P18">Problem Solving </text:p>
          </text:list-item>
          <text:list-item>
            <text:p text:style-name="P18">Public speaking </text:p>
          </text:list-item>
          <text:list-item>
            <text:p text:style-name="P18">Googling </text:p>
          </text:list-item>
          <text:list-item>
            <text:p text:style-name="P19">English/ Spanish </text:p>
          </text:list-item>
          <text:list-item>
            <text:p text:style-name="P18">FortiGate &amp; FortiAP </text:p>
          </text:list-item>
          <text:list-item>
            <text:p text:style-name="P20">Jamf, Jira, Ivanti </text:p>
          </text:list-item>
          <text:list-item>
            <text:p text:style-name="P18">O<text:span text:style-name="T13">S</text:span> Microsoft, Mac and Linux </text:p>
          </text:list-item>
          <text:list-item>
            <text:p text:style-name="P21">Azure Active Directory</text:p>
          </text:list-item>
        </text:list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1pt" fo:language="none" fo:country="none" style:letter-kerning="tru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1pt" fo:language="none" fo:country="none" style:letter-kerning="true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/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>
          <style:column style:rel-width="3456*" fo:start-indent="0in" fo:end-indent="0in"/>
          <style:column style:rel-width="6516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6T10:57:05.168165672</meta:creation-date>
    <meta:editing-duration>P5DT1H24M52S</meta:editing-duration>
    <meta:editing-cycles>14</meta:editing-cycles>
    <meta:generator>LibreOffice/6.4.7.2$Linux_X86_64 LibreOffice_project/40$Build-2</meta:generator>
    <dc:title>Resume</dc:title>
    <dc:date>2022-05-23T11:13:02.597815451</dc:date>
    <meta:document-statistic meta:table-count="0" meta:image-count="0" meta:object-count="0" meta:page-count="1" meta:paragraph-count="31" meta:word-count="186" meta:character-count="1307" meta:non-whitespace-character-count="1126"/>
    <meta:template xlink:type="simple" xlink:actuate="onRequest" xlink:title="Resume" xlink:href="../../../../../usr/lib/libreoffice/share/template/common/personal/Resume1page.ott" meta:date="2021-09-06T10:57:04.706066143"/>
  </office:meta>
</office:document-meta>
</file>